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365" calcext:value-type="float">
            <text:p>365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float" office:value="370" calcext:value-type="float">
            <text:p>370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310" calcext:value-type="float">
            <text:p>310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380" calcext:value-type="float">
            <text:p>380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290" calcext:value-type="float">
            <text:p>290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260" calcext:value-type="float">
            <text:p>260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90" calcext:value-type="float">
            <text:p>9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/00/0000</text:date>, <text:time style:data-style-name="N2" text:time-value="15:21:05.5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0S</meta:editing-duration>
    <meta:editing-cycles>3</meta:editing-cycles>
    <meta:generator>LibreOffice/5.0.4.2$Windows_x86 LibreOffice_project/2b9802c1994aa0b7dc6079e128979269cf95bc78</meta:generator>
    <dc:date>2018-09-27T15:22:02.624000000</dc:date>
    <meta:document-statistic meta:table-count="3" meta:cell-count="26" meta:object-count="0"/>
    <meta:user-defined meta:name="Info 1"/>
    <meta:user-defined meta:name="Info 2"/>
    <meta:user-defined meta:name="Info 3"/>
    <meta:user-defined meta:name="Info 4"/>
  </office:meta>
</office:document-meta>
</file>